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209.59pt"/>
    </style:style>
    <style:style style:name="co7" style:family="table-column">
      <style:table-column-properties fo:break-before="auto" style:column-width="38.15pt"/>
    </style:style>
    <style:style style:name="co8" style:family="table-column">
      <style:table-column-properties fo:break-before="auto" style:column-width="85.29pt"/>
    </style:style>
    <style:style style:name="co9" style:family="table-column">
      <style:table-column-properties fo:break-before="auto" style:column-width="266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5.46pt"/>
    </style:style>
    <style:style style:name="co12" style:family="table-column">
      <style:table-column-properties fo:break-before="auto" style:column-width="192.19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208.01pt"/>
    </style:style>
    <style:style style:name="co15" style:family="table-column">
      <style:table-column-properties fo:break-before="auto" style:column-width="58.51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162.11pt"/>
    </style:style>
    <style:style style:name="co18" style:family="table-column">
      <style:table-column-properties fo:break-before="auto" style:column-width="53.26pt"/>
    </style:style>
    <style:style style:name="co19" style:family="table-column">
      <style:table-column-properties fo:break-before="auto" style:column-width="41.41pt"/>
    </style:style>
    <style:style style:name="co20" style:family="table-column">
      <style:table-column-properties fo:break-before="auto" style:column-width="34.89pt"/>
    </style:style>
    <style:style style:name="co21" style:family="table-column">
      <style:table-column-properties fo:break-before="auto" style:column-width="32.51pt"/>
    </style:style>
    <style:style style:name="co22" style:family="table-column">
      <style:table-column-properties fo:break-before="auto" style:column-width="203.1pt"/>
    </style:style>
    <style:style style:name="co23" style:family="table-column">
      <style:table-column-properties fo:break-before="auto" style:column-width="250.84pt"/>
    </style:style>
    <style:style style:name="co24" style:family="table-column">
      <style:table-column-properties fo:break-before="auto" style:column-width="29.25pt"/>
    </style:style>
    <style:style style:name="co25" style:family="table-column">
      <style:table-column-properties fo:break-before="auto" style:column-width="86.09pt"/>
    </style:style>
    <style:style style:name="co26" style:family="table-column">
      <style:table-column-properties fo:break-before="auto" style:column-width="84.5pt"/>
    </style:style>
    <style:style style:name="co27" style:family="table-column">
      <style:table-column-properties fo:break-before="auto" style:column-width="78.01pt"/>
    </style:style>
    <style:style style:name="co28" style:family="table-column">
      <style:table-column-properties fo:break-before="auto" style:column-width="104pt"/>
    </style:style>
    <style:style style:name="co29" style:family="table-column">
      <style:table-column-properties fo:break-before="auto" style:column-width="117.01pt"/>
    </style:style>
    <style:style style:name="co30" style:family="table-column">
      <style:table-column-properties fo:break-before="auto" style:column-width="116.19pt"/>
    </style:style>
    <style:style style:name="co31" style:family="table-column">
      <style:table-column-properties fo:break-before="auto" style:column-width="81.24pt"/>
    </style:style>
    <style:style style:name="co32" style:family="table-column">
      <style:table-column-properties fo:break-before="auto" style:column-width="68.26pt"/>
    </style:style>
    <style:style style:name="co33" style:family="table-column">
      <style:table-column-properties fo:break-before="auto" style:column-width="94.25pt"/>
    </style:style>
    <style:style style:name="co34" style:family="table-column">
      <style:table-column-properties fo:break-before="auto" style:column-width="114.55pt"/>
    </style:style>
    <style:style style:name="co35" style:family="table-column">
      <style:table-column-properties fo:break-before="auto" style:column-width="95.84pt"/>
    </style:style>
    <style:style style:name="co36" style:family="table-column">
      <style:table-column-properties fo:break-before="auto" style:column-width="99.89pt"/>
    </style:style>
    <style:style style:name="co37" style:family="table-column">
      <style:table-column-properties fo:break-before="auto" style:column-width="69pt"/>
    </style:style>
    <style:style style:name="co38" style:family="table-column">
      <style:table-column-properties fo:break-before="auto" style:column-width="54.4pt"/>
    </style:style>
    <style:style style:name="co39" style:family="table-column">
      <style:table-column-properties fo:break-before="auto" style:column-width="55.25pt"/>
    </style:style>
    <style:style style:name="co40" style:family="table-column">
      <style:table-column-properties fo:break-before="auto" style:column-width="92.61pt"/>
    </style:style>
    <style:style style:name="co41" style:family="table-column">
      <style:table-column-properties fo:break-before="auto" style:column-width="39pt"/>
    </style:style>
    <style:style style:name="co42" style:family="table-column">
      <style:table-column-properties fo:break-before="auto" style:column-width="13.8pt"/>
    </style:style>
    <style:style style:name="co43" style:family="table-column">
      <style:table-column-properties fo:break-before="auto" style:column-width="57.66pt"/>
    </style:style>
    <style:style style:name="co44" style:family="table-column">
      <style:table-column-properties fo:break-before="auto" style:column-width="64.15pt"/>
    </style:style>
    <style:style style:name="co45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42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99pt" fo:padding-left="3pt" fo:padding-right="0.99pt" fo:padding-top="0.99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5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89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00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202" style:family="table-cell" style:parent-style-name="Default">
      <style:table-cell-properties fo:background-color="#eeeeee" fo:wrap-option="wrap" fo:padding-bottom="0.99pt" fo:padding-left="3pt" fo:padding-right="3pt" fo:padding-top="0.99pt" style:vertical-align="to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4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Mono;Courier New;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36"/>
        <table:table-column table:style-name="co7" table:default-cell-style-name="ce182"/>
        <table:table-column table:style-name="co8" table:default-cell-style-name="ce190"/>
        <table:table-column table:style-name="co9" table:default-cell-style-name="ce46"/>
        <table:table-column table:style-name="co10" table:default-cell-style-name="Default"/>
        <table:table-column table:style-name="co10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mission_index</text:p>
          </table:table-cell>
          <table:table-cell table:style-name="ce180" office:value-type="string" calcext:value-type="string">
            <text:p>u8</text:p>
          </table:table-cell>
          <table:table-cell table:style-name="ce188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31"/>
          <table:table-cell table:style-name="ce180"/>
          <table:table-cell table:style-name="ce188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1"/>
          <table:table-cell table:style-name="ce180"/>
          <table:table-cell table:style-name="ce188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8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2" office:value-type="string" calcext:value-type="string">
            <text:p>junk1 <text:s text:c="22"/>a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8" office:value-type="string" calcext:value-type="string">
            <text:p><text:span text:style-name="T6">4-byte </text:span><text:span text:style-name="T7">grid</text:span>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8" office:value-type="string" calcext:value-type="string">
            <text:p>1-byte <text:span text:style-name="T4">grid</text:span>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8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8" office:value-type="string" calcext:value-type="string">
            <text:p><text:span text:style-name="T6">4-byte </text:span><text:span text:style-name="T7">grid</text:span>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8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number-columns-repeated="2"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8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8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8"/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8"/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8"/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0" office:value-type="string" calcext:value-type="string">
            <text:p>formation_totals</text:p>
          </table:table-cell>
          <table:table-cell table:style-name="ce180"/>
          <table:table-cell table:style-name="ce188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8"/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_unknown</text:p>
          </table:table-cell>
          <table:table-cell table:style-name="ce180"/>
          <table:table-cell table:style-name="ce188"/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player_name</text:p>
          </table:table-cell>
          <table:table-cell table:style-name="ce180" office:value-type="string" calcext:value-type="string">
            <text:p>[32]</text:p>
          </table:table-cell>
          <table:table-cell table:style-name="ce188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</text:p>
          </table:table-cell>
          <table:table-cell table:style-name="ce180"/>
          <table:table-cell table:style-name="ce188"/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8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8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105"/>
          <table:table-cell table:style-name="ce30" office:value-type="string" calcext:value-type="string">
            <text:p>game_time</text:p>
          </table:table-cell>
          <table:table-cell table:style-name="ce180"/>
          <table:table-cell table:style-name="ce188" office:value-type="string" calcext:value-type="string">
            <text:p>5 * 4-byt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8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random_iv</text:p>
          </table:table-cell>
          <table:table-cell table:style-name="ce180"/>
          <table:table-cell table:style-name="ce188"/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city_view_camera</text:p>
          </table:table-cell>
          <table:table-cell table:style-name="ce180"/>
          <table:table-cell table:style-name="ce188"/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5" office:value-type="string" calcext:value-type="string">
            <text:p>empire</text:p>
          </table:table-cell>
          <table:table-cell table:number-columns-repeated="2"/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1"/>
          <table:table-cell table:style-name="ce200"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5" office:value-type="string" calcext:value-type="string">
            <text:p>building_count_industry</text:p>
          </table:table-cell>
          <table:table-cell table:number-columns-repeated="2"/>
          <table:table-cell office:value-type="string" calcext:value-type="string">
            <text:p>(industry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number-columns-repeated="2" table:style-name="ce51" office:value-type="float" office:value="288" calcext:value-type="float">
            <text:p>288</text:p>
          </table:table-cell>
          <table:table-cell table:style-name="ce149"/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1"/>
          <table:table-cell table:style-name="ce200"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5" office:value-type="string" calcext:value-type="string">
            <text:p>figure_names</text:p>
          </table:table-cell>
          <table:table-cell table:number-columns-repeated="2"/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header</text:p>
          </table:table-cell>
          <table:table-cell table:style-name="ce183"/>
          <table:table-cell table:style-name="ce191"/>
          <table:table-cell table:style-name="ce200"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0" calcext:value-type="float">
            <text:p>10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92" calcext:value-type="float">
            <text:p>69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1</text:p>
          </table:table-cell>
          <table:table-cell table:style-name="ce183"/>
          <table:table-cell table:style-name="ce191"/>
          <table:table-cell table:style-name="ce200"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08" calcext:value-type="float">
            <text:p>7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12" calcext:value-type="float">
            <text:p>7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522" calcext:value-type="float">
            <text:p>522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<text:span text:style-name="T1">SCENARIO</text:span>.info2</text:p>
          </table:table-cell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image i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open play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139"/>
          <table:table-cell table:style-name="ce37" office:value-type="string" calcext:value-type="string">
            <text:p>junk2 <text:s text:c="22"/>a</text:p>
          </table:table-cell>
          <table:table-cell table:style-name="ce181"/>
          <table:table-cell table:style-name="ce189" office:value-type="string" calcext:value-type="string">
            <text:p><text:span text:style-name="T6">24 * </text:span>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89" office:value-type="string" calcext:value-type="string">
            <text:p>3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89" office:value-type="string" calcext:value-type="string">
            <text:p>18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04" calcext:value-type="float">
            <text:p>15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3">SCENARIO</text:span>.win_criteria</text:p>
          </table:table-cell>
          <table:table-cell table:style-name="ce183"/>
          <table:table-cell table:style-name="ce191"/>
          <table:table-cell table:style-name="ce200"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16" calcext:value-type="float">
            <text:p>15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0" calcext:value-type="float">
            <text:p>15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4" calcext:value-type="float">
            <text:p>15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Prosp.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9" calcext:value-type="float">
            <text:p>1529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Cult.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Monum.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1" calcext:value-type="float">
            <text:p>1531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Kingd.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2" calcext:value-type="float">
            <text:p>1532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3" calcext:value-type="float">
            <text:p>1533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<text:span text:style-name="T6">??? </text:span>(unused additional win condition spaces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56" calcext:value-type="float">
            <text:p>155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60" calcext:value-type="float">
            <text:p>156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junk3</text:p>
          </table:table-cell>
          <table:table-cell table:style-name="ce181" office:value-type="string" calcext:value-type="string">
            <text:p>i16</text:p>
          </table:table-cell>
          <table:table-cell table:style-name="ce189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68" calcext:value-type="float">
            <text:p>1568</text:p>
          </table:table-cell>
          <table:table-cell table:style-name="ce51" office:value-type="float" office:value="8" calcext:value-type="float">
            <text:p>8</text:p>
          </table:table-cell>
          <table:table-cell table:style-name="ce149"/>
          <table:table-cell table:style-name="ce164" office:value-type="string" calcext:value-type="string">
            <text:p>city_entry_exit_xy</text:p>
          </table:table-cell>
          <table:table-cell table:style-name="ce183"/>
          <table:table-cell table:style-name="ce191"/>
          <table:table-cell table:style-name="ce200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139"/>
          <table:table-cell table:style-name="ce37" office:value-type="string" calcext:value-type="string">
            <text:p>junk4 <text:s text:c="22"/>a</text:p>
          </table:table-cell>
          <table:table-cell table:style-name="ce181"/>
          <table:table-cell table:style-name="ce189" office:value-type="string" calcext:value-type="string">
            <text:p>20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89" office:value-type="string" calcext:value-type="string">
            <text:p>3 * 1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89" office:value-type="string" calcext:value-type="string">
            <text:p>3 * 1-byte</text:p>
          </table:table-cell>
          <table:table-cell table:style-name="ce45" office:value-type="string" calcext:value-type="string">
            <text:p>??? (usually go n, n+2, n+1497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139"/>
          <table:table-cell table:style-name="ce33" office:value-type="string" calcext:value-type="string">
            <text:p><text:s text:c="28"/>e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f</text:p>
          </table:table-cell>
          <table:table-cell table:style-name="ce181" office:value-type="string" calcext:value-type="string">
            <text:p>i16</text:p>
          </table:table-cell>
          <table:table-cell table:style-name="ce189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660" calcext:value-type="float">
            <text:p>1660</text:p>
          </table:table-cell>
          <table:table-cell table:style-name="ce51" office:value-type="float" office:value="32" calcext:value-type="float">
            <text:p>32</text:p>
          </table:table-cell>
          <table:table-cell table:style-name="ce149"/>
          <table:table-cell table:style-name="ce167" office:value-type="string" calcext:value-type="string">
            <text:p><text:span text:style-name="T3">SCENARIO</text:span>.herds</text:p>
          </table:table-cell>
          <table:table-cell table:style-name="ce183"/>
          <table:table-cell table:style-name="ce191" office:value-type="string" calcext:value-type="string">
            <text:p>16 * 2-byte</text:p>
          </table:table-cell>
          <table:table-cell table:style-name="ce200" office:value-type="string" calcext:value-type="string">
            <text:p>Animal breeding ground poin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692" calcext:value-type="float">
            <text:p>1692</text:p>
          </table:table-cell>
          <table:table-cell table:style-name="ce51" office:value-type="float" office:value="228" calcext:value-type="float">
            <text:p>228</text:p>
          </table:table-cell>
          <table:table-cell table:style-name="ce149"/>
          <table:table-cell table:style-name="ce164" office:value-type="string" calcext:value-type="string">
            <text:p><text:span text:style-name="T4">SCENARIO</text:span>.allowed_builds</text:p>
          </table:table-cell>
          <table:table-cell table:style-name="ce183" office:value-type="string" calcext:value-type="string">
            <text:p>i16</text:p>
          </table:table-cell>
          <table:table-cell table:style-name="ce191" office:value-type="string" calcext:value-type="string">
            <text:p>114 * 2-byte</text:p>
          </table:table-cell>
          <table:table-cell table:style-name="ce200" office:value-type="string" calcext:value-type="string">
            <text:p>Allowed buildings flags (see offsets in table below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37" office:value-type="string" calcext:value-type="string">
            <text:p>junk5</text:p>
          </table:table-cell>
          <table:table-cell table:style-name="ce181"/>
          <table:table-cell table:style-name="ce189" office:value-type="string" calcext:value-type="string">
            <text:p>1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<text:span text:style-name="T3">SCENARIO</text:span>.monuments</text:p>
          </table:table-cell>
          <table:table-cell table:number-columns-repeated="2"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139"/>
          <table:table-cell table:style-name="ce37" office:value-type="string" calcext:value-type="string">
            <text:p>junk6 <text:s text:c="22"/>a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8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8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39" office:value-type="string" calcext:value-type="string">
            <text:p>population_messages</text:p>
          </table:table-cell>
          <table:table-cell table:style-name="ce180"/>
          <table:table-cell table:style-name="ce188" office:value-type="string" calcext:value-type="string">
            <text:p>10 * 1-byte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counts</text:p>
          </table:table-cell>
          <table:table-cell table:style-name="ce180"/>
          <table:table-cell table:style-name="ce188" office:value-type="string" calcext:value-type="string">
            <text:p>20 * 2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delays</text:p>
          </table:table-cell>
          <table:table-cell table:style-name="ce180"/>
          <table:table-cell table:style-name="ce188"/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9" office:value-type="string" calcext:value-type="string">
            <text:p>building_list_burning_totals</text:p>
          </table:table-cell>
          <table:table-cell table:style-name="ce180"/>
          <table:table-cell table:style-name="ce188"/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8"/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map</text:span>_settings</text:p>
          </table:table-cell>
          <table:table-cell table:style-name="ce180"/>
          <table:table-cell table:style-name="ce188" office:value-type="string" calcext:value-type="string">
            <text:p>3 * 4-byte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8"/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</text:span>is_custom</text:p>
          </table:table-cell>
          <table:table-cell table:style-name="ce180" office:value-type="string" calcext:value-type="string">
            <text:p>i32</text:p>
          </table:table-cell>
          <table:table-cell table:style-name="ce188"/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8"/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8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105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8"/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8"/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8"/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8"/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39"/>
          <table:table-cell table:style-name="ce37" office:value-type="string" calcext:value-type="string">
            <text:p>junk7 <text:s text:c="22"/>a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1" office:value-type="string" calcext:value-type="string">
            <text:p>200 * 196-byte</text:p>
          </table:table-cell>
          <table:table-cell table:style-name="ce200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limit</text:p>
          </table:table-cell>
          <table:table-cell table:style-name="ce184"/>
          <table:table-cell table:style-name="ce192"/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traded</text:p>
          </table:table-cell>
          <table:table-cell table:style-name="ce184"/>
          <table:table-cell table:style-name="ce192"/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7" office:value-type="string" calcext:value-type="string">
            <text:p>junk8 <text:s text:c="22"/>a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5">.map_name</text:span></text:p>
          </table:table-cell>
          <table:table-cell table:style-name="ce183" office:value-type="string" calcext:value-type="string">
            <text:p>[32]</text:p>
          </table:table-cell>
          <table:table-cell table:style-name="ce191"/>
          <table:table-cell table:style-name="ce200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38" office:value-type="string" calcext:value-type="string">
            <text:p>bookmarks</text:p>
          </table:table-cell>
          <table:table-cell table:style-name="ce184"/>
          <table:table-cell table:style-name="ce192" office:value-type="string" calcext:value-type="string">
            <text:p>16 * 2-byte</text:p>
          </table:table-cell>
          <table:table-cell table:style-name="ce47" office:value-type="string" calcext:value-type="string">
            <text:p>Bookmark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tutorial_part3</text:p>
          </table:table-cell>
          <table:table-cell table:style-name="ce181"/>
          <table:table-cell table:style-name="ce189"/>
          <table:table-cell table:style-name="ce45" office:value-type="string" calcext:value-type="string">
            <text:p><text:span text:style-name="T6">??? </text:span>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37" office:value-type="string" calcext:value-type="string">
            <text:p>junk9 <text:s text:c="22"/>a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89"/>
          <table:table-cell table:style-name="ce45" office:value-type="string" calcext:value-type="string">
            <text:p><text:span text:style-name="T6">??? </text:span>(full of 00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1" office:value-type="string" calcext:value-type="string">
            <text:p><text:span text:style-name="T6">1-byte </text:span><text:span text:style-name="T7">grid</text:span></text:p>
          </table:table-cell>
          <table:table-cell table:style-name="ce200" office:value-type="string" calcext:value-type="string">
            <text:p>Floodplain/meadows fertility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events_ph</text:span></text:p>
          </table:table-cell>
          <table:table-cell table:style-name="ce183"/>
          <table:table-cell table:style-name="ce191" office:value-type="string" calcext:value-type="string">
            <text:p>150 * 124-byte</text:p>
          </table:table-cell>
          <table:table-cell table:style-name="ce200" office:value-type="string" calcext:value-type="string">
            <text:p>Mission events; invasions, requests, prices etc.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33" office:value-type="string" calcext:value-type="string">
            <text:p>junk10 <text:s text:c="21"/>a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89" office:value-type="string" calcext:value-type="string">
            <text:p>3304 * 4-byte</text:p>
          </table:table-cell>
          <table:table-cell table:style-name="ce45" office:value-type="string" calcext:value-type="string">
            <text:p><text:span text:style-name="T6">??? </text:span>(full of 00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89"/>
          <table:table-cell table:style-name="ce202" office:value-type="string" calcext:value-type="string">
            <text:p><text:span text:style-name="T8">??? (full of 00)</text:span><text:span text:style-name="T6"> </text:span>(*EXPANDED files only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89" office:value-type="string" calcext:value-type="string">
            <text:p><text:span text:style-name="T6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89" office:value-type="string" calcext:value-type="string">
            <text:p><text:span text:style-name="T6">40 * </text:span>32-byte</text:p>
          </table:table-cell>
          <table:table-cell table:style-name="ce45" office:value-type="string" calcext:value-type="string">
            <text:p>??? (coordinates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state_objects</text:p>
          </table:table-cell>
          <table:table-cell table:style-name="ce183"/>
          <table:table-cell table:style-name="ce191" office:value-type="string" calcext:value-type="string">
            <text:p><text:span text:style-name="T6">200 * </text:span>98-byte</text:p>
          </table:table-cell>
          <table:table-cell table:style-name="ce200" office:value-type="string" calcext:value-type="string">
            <text:p>Empire map objec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1" office:value-type="string" calcext:value-type="string">
            <text:p><text:span text:style-name="T6">50 * </text:span>324-byte</text:p>
          </table:table-cell>
          <table:table-cell table:style-name="ce200" office:value-type="string" calcext:value-type="string">
            <text:p>Trade routes’ visual data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157" office:value-type="string" calcext:value-type="string">
            <text:p>GRID02_8BIT</text:p>
          </table:table-cell>
          <table:table-cell table:style-name="ce185"/>
          <table:table-cell table:style-name="ce193" office:value-type="string" calcext:value-type="string">
            <text:p><text:span text:style-name="T6">1-byte </text:span><text:span text:style-name="T7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74" office:value-type="string" calcext:value-type="string">
            <text:p>bizarre_ordered_fields_1</text:p>
          </table:table-cell>
          <table:table-cell table:style-name="ce186"/>
          <table:table-cell table:style-name="ce194" office:value-type="string" calcext:value-type="string">
            <text:p>22 * 24-byte</text:p>
          </table:table-cell>
          <table:table-cell table:style-name="ce204" office:value-type="string" calcext:value-type="string">
            <text:p>??? <text:span text:style-name="T4">(very bizarre fields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1"/>
          <table:table-cell table:style-name="ce200" office:value-type="string" calcext:value-type="string">
            <text:p>Floodplain data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GRID03_32BIT</text:p>
          </table:table-cell>
          <table:table-cell table:style-name="ce185"/>
          <table:table-cell table:style-name="ce193" office:value-type="string" calcext:value-type="string">
            <text:p><text:span text:style-name="T6">4-byte </text:span><text:span text:style-name="T7">grid</text:span></text:p>
          </table:table-cell>
          <table:table-cell table:style-name="ce166" office:value-type="string" calcext:value-type="string">
            <text:p><text:span text:style-name="T6">??? </text:span>(grid routing data/cache…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75" office:value-type="string" calcext:value-type="string">
            <text:p>bizarre_ordered_fields_3</text:p>
          </table:table-cell>
          <table:table-cell table:style-name="ce186"/>
          <table:table-cell table:style-name="ce195" office:value-type="string" calcext:value-type="string">
            <text:p>13 * 24-byte</text:p>
          </table:table-cell>
          <table:table-cell table:style-name="ce20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junk16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150"/>
          <table:table-cell table:style-name="ce155" office:value-type="string" calcext:value-type="string">
            <text:p>tutorial_part1</text:p>
          </table:table-cell>
          <table:table-cell table:style-name="ce184"/>
          <table:table-cell table:style-name="ce192" office:value-type="string" calcext:value-type="string">
            <text:p><text:span text:style-name="T6">41 * </text:span>1-byte</text:p>
          </table:table-cell>
          <table:table-cell table:style-name="ce47" office:value-type="string" calcext:value-type="string">
            <text:p>(Tutorial part 1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417" calcext:value-type="float">
            <text:p>417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soil_depletion_grid</text:p>
          </table:table-cell>
          <table:table-cell table:style-name="ce183"/>
          <table:table-cell table:style-name="ce191" office:value-type="string" calcext:value-type="string">
            <text:p><text:span text:style-name="T6">1-byte </text:span><text:span text:style-name="T7">grid</text:span></text:p>
          </table:table-cell>
          <table:table-cell table:style-name="ce200" office:value-type="string" calcext:value-type="string">
            <text:p>Floodplain depletion valu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89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1" office:value-type="string" calcext:value-type="string">
            <text:p><text:span text:style-name="T6">1-byte </text:span><text:span text:style-name="T7">grid</text:span></text:p>
          </table:table-cell>
          <table:table-cell table:style-name="ce200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139"/>
          <table:table-cell table:style-name="ce175" office:value-type="string" calcext:value-type="string">
            <text:p>bizarre_ordered_fields_2</text:p>
          </table:table-cell>
          <table:table-cell table:style-name="ce186"/>
          <table:table-cell table:style-name="ce195" office:value-type="string" calcext:value-type="string">
            <text:p>28 * 24-byte</text:p>
          </table:table-cell>
          <table:table-cell table:style-name="ce20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33" office:value-type="string" calcext:value-type="string">
            <text:p>junk18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139"/>
          <table:table-cell table:style-name="ce175" office:value-type="string" calcext:value-type="string">
            <text:p>bizarre_ordered_fields_4</text:p>
          </table:table-cell>
          <table:table-cell table:style-name="ce186"/>
          <table:table-cell table:style-name="ce194" office:value-type="string" calcext:value-type="string">
            <text:p>200 * 24-byte</text:p>
          </table:table-cell>
          <table:table-cell table:style-name="ce20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41"/>
          <table:table-cell table:style-name="ce187"/>
          <table:table-cell table:style-name="ce196"/>
          <table:table-cell table:style-name="ce49"/>
          <table:table-cell table:number-columns-repeated="57"/>
        </table:table-row>
        <table:table-row table:style-name="ro1" table:number-rows-repeated="1048422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1">
        <table:table-column table:style-name="co1" table:default-cell-style-name="Default"/>
        <table:table-column table:style-name="co11" table:default-cell-style-name="ce61"/>
        <table:table-column table:style-name="co12" table:default-cell-style-name="ce6"/>
        <table:table-column table:style-name="co13" table:default-cell-style-name="ce61"/>
        <table:table-column table:style-name="co14" table:default-cell-style-name="ce6"/>
        <table:table-column table:style-name="co15" table:default-cell-style-name="ce86"/>
        <table:table-column table:style-name="co16" table:default-cell-style-name="ce103"/>
        <table:table-column table:style-name="co17" table:default-cell-style-name="ce111"/>
        <table:table-column table:style-name="co18" table:default-cell-style-name="ce119"/>
        <table:table-column table:style-name="co10" table:default-cell-style-name="Default"/>
        <table:table-column table:style-name="co10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9">957</text:span><text:span text:style-name="T10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9">851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9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9">793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9">74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0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1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4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9">755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6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7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8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0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9">761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2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5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3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4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9">767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8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1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9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0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9">77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4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7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5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8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9">77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80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1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9">78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84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5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9">787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88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9">789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90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9">791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92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9">1096</text:span><text:span text:style-name="T10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9">2381</text:span><text:span text:style-name="T10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9">1095</text:span><text:span text:style-name="T10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9">2377</text:span><text:span text:style-name="T10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9">1101</text:span><text:span text:style-name="T10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9">1100</text:span><text:span text:style-name="T10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9">2390</text:span><text:span text:style-name="T10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9">1071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9">1070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9">1072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9">2431</text:span><text:span text:style-name="T10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9">1087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1">1315</text:span><text:span text:style-name="T1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11">1318</text:span><text:span text:style-name="T1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9">2297</text:span><text:span text:style-name="T10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3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3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9">1315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3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9">1315</text:span><text:span text:style-name="T10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9">1319</text:span><text:span text:style-name="T10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3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3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3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3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3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9">1316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3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9">1315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3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9">2689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3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3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3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3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3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3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3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3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3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3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9">827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3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3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3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3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3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3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9">851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9">1341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9">1313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9">1320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9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9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9">2243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9">2279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9">2255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9">2261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9">2267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9">2273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9">2170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9">2199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9">92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9">934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9">843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9">990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3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9">946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9">1028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9">915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9">95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9">1051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9">823 </text:span><text:span text:style-name="T10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9">816 </text:span><text:span text:style-name="T10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9">2741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9">2742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9">2743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9">2744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9">2745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3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9">928</text:span><text:span text:style-name="T10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9">1235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9">2342</text:span><text:span text:style-name="T10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9">2323</text:span><text:span text:style-name="T10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3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9">856</text:span><text:span text:style-name="T10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9">871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9">887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3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3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3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9">839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9">794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3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9">2201</text:span><text:span text:style-name="T10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3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3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3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3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9">97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9">935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9">902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9">1300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9">2406</text:span><text:span text:style-name="T10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9">926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9">931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9">932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9" table:default-cell-style-name="ce73"/>
        <table:table-column table:style-name="co20" table:default-cell-style-name="ce6"/>
        <table:table-column table:style-name="co21" table:default-cell-style-name="ce6"/>
        <table:table-column table:style-name="co22" table:default-cell-style-name="ce138"/>
        <table:table-column table:style-name="co23" table:default-cell-style-name="ce11"/>
        <table:table-column table:style-name="co10" table:default-cell-style-name="Default"/>
        <table:table-column table:style-name="co10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4" table:default-cell-style-name="ce73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35" table:default-cell-style-name="ce272"/>
        <table:table-column table:style-name="co10" table:default-cell-style-name="Default"/>
        <table:table-column table:style-name="co10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21" table:default-cell-style-name="ce73"/>
        <table:table-column table:style-name="co36" table:default-cell-style-name="ce138"/>
        <table:table-column table:style-name="co20" table:number-columns-repeated="8" table:default-cell-style-name="ce287"/>
        <table:table-column table:style-name="co10" table:default-cell-style-name="Default"/>
        <table:table-column table:style-name="co10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137"/>
          <table:table-cell table:style-name="ce286" table:number-columns-repeated="8"/>
          <table:table-cell table:number-columns-repeated="53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1">
        <table:table-column table:style-name="co1" table:default-cell-style-name="Default"/>
        <table:table-column table:style-name="co21" table:default-cell-style-name="ce73"/>
        <table:table-column table:style-name="co37" table:default-cell-style-name="ce138"/>
        <table:table-column table:style-name="co38" table:default-cell-style-name="ce138"/>
        <table:table-column table:style-name="co39" table:default-cell-style-name="ce138"/>
        <table:table-column table:style-name="co40" table:default-cell-style-name="ce287"/>
        <table:table-column table:style-name="co41" table:default-cell-style-name="ce287"/>
        <table:table-column table:style-name="co39" table:default-cell-style-name="ce287"/>
        <table:table-column table:style-name="co42" table:default-cell-style-name="Default"/>
        <table:table-column table:style-name="co43" table:default-cell-style-name="ce12"/>
        <table:table-column table:style-name="co26" table:default-cell-style-name="ce12"/>
        <table:table-column table:style-name="co44" table:default-cell-style-name="ce12"/>
        <table:table-column table:style-name="co45" table:default-cell-style-name="ce12"/>
        <table:table-column table:style-name="co10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Cliff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10:23:51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1-07-24T17:23:57.312000000</dc:date>
    <meta:editing-duration>P76DT22H38M8S</meta:editing-duration>
    <meta:editing-cycles>511</meta:editing-cycles>
    <meta:generator>LibreOffice/6.4.3.2$Windows_X86_64 LibreOffice_project/747b5d0ebf89f41c860ec2a39efd7cb15b54f2d8</meta:generator>
    <meta:document-statistic meta:table-count="6" meta:cell-count="2783" meta:object-count="0"/>
  </office:meta>
</office:document-meta>
</file>